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1610210" style:family="table" style:master-page-name="ta-mp-0x1610210">
      <style:table-properties table:display="true" style:writing-mode="lr-tb"/>
    </style:style>
    <style:style style:name="ta-0x1610400" style:family="table" style:master-page-name="ta-mp-0x1610400">
      <style:table-properties table:display="true" style:writing-mode="lr-tb"/>
    </style:style>
    <style:style style:name="ta-0x16105f0" style:family="table" style:master-page-name="ta-mp-0x16105f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75%"/>
    </style:style>
    <style:style style:name="AC-superscript" style:family="text">
      <style:text-properties style:text-position="super 75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1789b1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7897b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78969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7898d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789c3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7899f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789d5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789e7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210.75pt" style:use-optimal-column-width="false"/>
    </style:style>
    <style:style style:name="ACOL-2" style:family="table-column">
      <style:table-column-properties style:column-width="110.25pt" style:use-optimal-column-width="false"/>
    </style:style>
    <style:style style:name="ACOL-3" style:family="table-column">
      <style:table-column-properties style:column-width="203.25pt" style:use-optimal-column-width="false"/>
    </style:style>
    <style:style style:name="ACOL-4" style:family="table-column">
      <style:table-column-properties style:column-width="61.50pt" style:use-optimal-column-width="false"/>
    </style:style>
    <style:style style:name="ACOL-5" style:family="table-column">
      <style:table-column-properties style:column-width="60.75pt" style:use-optimal-column-width="false"/>
    </style:style>
    <style:style style:name="ACOL-6" style:family="table-column">
      <style:table-column-properties style:column-width="127.50pt" style:use-optimal-column-width="false"/>
    </style:style>
    <style:style style:name="ACOL-7" style:family="table-column">
      <style:table-column-properties style:column-width="446.25pt" style:use-optimal-column-width="false"/>
    </style:style>
    <style:style style:name="ACOL-8" style:family="table-column"/>
    <style:style style:name="AROW-1" style:family="table-row">
      <style:table-row-properties style:row-height="13.50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x1610210" table:print="true">
        <office:forms form:automatic-focus="false" form:apply-design-mode="false">
          <form:form/>
        </office:forms>
        <table:table-column table:style-name="ACOL-1"/>
        <table:table-column table:default-cell-style-name="ACE-0x17897b8" table:style-name="ACOL-2"/>
        <table:table-column table:style-name="ACOL-3"/>
        <table:table-column table:style-name="ACOL-4"/>
        <table:table-column table:default-cell-style-name="ACE-0x17898d8" table:style-name="ACOL-5"/>
        <table:table-column table:default-cell-style-name="ACE-0x17898d8" table:style-name="ACOL-6"/>
        <table:table-column table:style-name="ACOL-7"/>
        <table:table-column table:style-name="ACOL-0" table:number-columns-repeated="249"/>
        <table:table-row table:style-name="AROW-1">
          <table:table-cell table:style-name="ACE-0x17899f8" office:value-type="string" office:string-value="Manufacturer">
            <text:p>Manufacturer</text:p>
          </table:table-cell>
          <table:table-cell table:style-name="ACE-0x1789b18" office:value-type="string" office:string-value="Part Number">
            <text:p>Part Number</text:p>
          </table:table-cell>
          <table:table-cell table:style-name="ACE-0x17899f8" office:value-type="string" office:string-value="Description">
            <text:p>Description</text:p>
          </table:table-cell>
          <table:table-cell table:style-name="ACE-0x17899f8" office:value-type="string" office:string-value="Qty">
            <text:p>Qty</text:p>
          </table:table-cell>
          <table:table-cell table:style-name="ACE-0x1789c38" office:value-type="string" office:string-value="Unit Price">
            <text:p>Unit Price</text:p>
          </table:table-cell>
          <table:table-cell table:style-name="ACE-0x1789c38" office:value-type="string" office:string-value="Vendor Part Number">
            <text:p>Vendor Part Number</text:p>
          </table:table-cell>
          <table:table-cell table:style-name="ACE-0x17899f8" office:value-type="string" office:string-value="Vendor Link">
            <text:p>Vendor Link</text:p>
          </table:table-cell>
          <table:table-cell table:number-columns-repeated="249" table:style-name="ACE-0x17899f8"/>
        </table:table-row>
        <table:table-row table:style-name="AROW-1">
          <table:table-cell table:style-name="Gnumeric-default" office:value-type="string" office:string-value="Analog Devices">
            <text:p>Analog Devices</text:p>
          </table:table-cell>
          <table:table-cell table:style-name="ACE-0x17897b8" office:value-type="string" office:string-value="ADM660ARZ">
            <text:p>ADM660ARZ</text:p>
          </table:table-cell>
          <table:table-cell table:style-name="Gnumeric-default" office:value-type="string" office:string-value="Charge pump converter">
            <text:p>Charge pump converter</text:p>
          </table:table-cell>
          <table:table-cell table:style-name="Gnumeric-default" office:value-type="float" office:value="1">
            <text:p>1</text:p>
          </table:table-cell>
          <table:table-cell table:style-name="ACE-0x17898d8" office:value-type="float" office:value="4.59">
            <text:p>4.59</text:p>
          </table:table-cell>
          <table:table-cell table:style-name="ACE-0x17898d8" office:value-type="string" office:string-value="ADM660ARZ-ND">
            <text:p>ADM660ARZ-ND</text:p>
          </table:table-cell>
          <table:table-cell table:style-name="Gnumeric-default" office:value-type="string" office:string-value="http://www.digikey.com/product-detail/en/ADM660ARZ/ADM660ARZ-ND/820185">
            <text:p>http://www.digikey.com/product-detail/en/ADM660ARZ/ADM660ARZ-ND/820185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 office:string-value="Molex Inc.">
            <text:p>Molex Inc.</text:p>
          </table:table-cell>
          <table:table-cell table:style-name="ACE-0x17897b8" office:value-type="float" office:value="480390001">
            <text:p>480390001</text:p>
          </table:table-cell>
          <table:table-cell table:style-name="Gnumeric-default" office:value-type="string" office:string-value="USB-A connector">
            <text:p>USB-A connector</text:p>
          </table:table-cell>
          <table:table-cell table:style-name="Gnumeric-default" office:value-type="float" office:value="1">
            <text:p>1</text:p>
          </table:table-cell>
          <table:table-cell table:style-name="ACE-0x17898d8" office:value-type="float" office:value="1.19">
            <text:p>1.19</text:p>
          </table:table-cell>
          <table:table-cell table:style-name="ACE-0x17898d8" office:value-type="string" office:string-value="WM17117-ND">
            <text:p>WM17117-ND</text:p>
          </table:table-cell>
          <table:table-cell table:style-name="Gnumeric-default" office:value-type="string" office:string-value="http://www.digikey.com/product-detail/en/0480370001/WM17117-ND/857603">
            <text:p>http://www.digikey.com/product-detail/en/0480370001/WM17117-ND/857603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 office:string-value="Apem Inc.">
            <text:p>Apem Inc.</text:p>
          </table:table-cell>
          <table:table-cell table:style-name="ACE-0x17897b8" office:value-type="string" office:string-value="MA12R/TR">
            <text:p>MA12R/TR</text:p>
          </table:table-cell>
          <table:table-cell table:style-name="Gnumeric-default" office:value-type="string" office:string-value="SPDT switch">
            <text:p>SPDT switch</text:p>
          </table:table-cell>
          <table:table-cell table:style-name="Gnumeric-default" office:value-type="float" office:value="1">
            <text:p>1</text:p>
          </table:table-cell>
          <table:table-cell table:style-name="ACE-0x17898d8" office:value-type="float" office:value="1.1">
            <text:p>1.10</text:p>
          </table:table-cell>
          <table:table-cell table:style-name="ACE-0x17898d8" office:value-type="string" office:string-value="679-1847-1-ND">
            <text:p>679-1847-1-ND</text:p>
          </table:table-cell>
          <table:table-cell table:style-name="Gnumeric-default" office:value-type="string" office:string-value="http://www.digikey.com/product-detail/en/MA12RTR/679-1847-1-ND/1973774">
            <text:p>http://www.digikey.com/product-detail/en/MA12RTR/679-1847-1-ND/1973774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 office:string-value="TE Connectivity">
            <text:p>TE Connectivity</text:p>
          </table:table-cell>
          <table:table-cell table:style-name="ACE-0x17897b8" office:value-type="string" office:string-value="284093-2">
            <text:p>284093-2</text:p>
          </table:table-cell>
          <table:table-cell table:style-name="Gnumeric-default" office:value-type="string" office:string-value="2x1 screw terminal block">
            <text:p>2x1 screw terminal block</text:p>
          </table:table-cell>
          <table:table-cell table:style-name="Gnumeric-default" office:value-type="float" office:value="1">
            <text:p>1</text:p>
          </table:table-cell>
          <table:table-cell table:style-name="ACE-0x17898d8" office:value-type="float" office:value="1.11">
            <text:p>1.11</text:p>
          </table:table-cell>
          <table:table-cell table:style-name="ACE-0x17898d8" office:value-type="string" office:string-value="A98369-ND">
            <text:p>A98369-ND</text:p>
          </table:table-cell>
          <table:table-cell table:style-name="Gnumeric-default" office:value-type="string" office:string-value="http://www.digikey.com/product-detail/en/284093-2/A98369-ND/1136747">
            <text:p>http://www.digikey.com/product-detail/en/284093-2/A98369-ND/1136747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 office:string-value="CUI Inc.">
            <text:p>CUI Inc.</text:p>
          </table:table-cell>
          <table:table-cell table:style-name="ACE-0x17897b8" office:value-type="string" office:string-value="MJ-3523-SMT">
            <text:p>MJ-3523-SMT</text:p>
          </table:table-cell>
          <table:table-cell table:style-name="Gnumeric-default" office:value-type="string" office:string-value="3.5mm mono phone jack">
            <text:p>3.5mm mono phone jack</text:p>
          </table:table-cell>
          <table:table-cell table:style-name="Gnumeric-default" office:value-type="float" office:value="1">
            <text:p>1</text:p>
          </table:table-cell>
          <table:table-cell table:style-name="ACE-0x17898d8" office:value-type="float" office:value="1.34">
            <text:p>1.34</text:p>
          </table:table-cell>
          <table:table-cell table:style-name="ACE-0x17898d8" office:value-type="string" office:string-value="CP-3523MJCT-ND">
            <text:p>CP-3523MJCT-ND</text:p>
          </table:table-cell>
          <table:table-cell table:style-name="Gnumeric-default" office:value-type="string" office:string-value="http://www.digikey.com/product-detail/en/MJ-3523-SMT/CP-3523MJCT-ND/669691">
            <text:p>http://www.digikey.com/product-detail/en/MJ-3523-SMT/CP-3523MJCT-ND/669691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 office:string-value="OSRAM Opto Semiconductors Inc">
            <text:p>OSRAM Opto Semiconductors Inc</text:p>
          </table:table-cell>
          <table:table-cell table:style-name="ACE-0x17897b8" office:value-type="string" office:string-value="LS L29K-G1J2-1-Z">
            <text:p>LS L29K-G1J2-1-Z</text:p>
          </table:table-cell>
          <table:table-cell table:style-name="Gnumeric-default" office:value-type="string" office:string-value="red LED">
            <text:p>red LED</text:p>
          </table:table-cell>
          <table:table-cell table:style-name="Gnumeric-default" office:value-type="float" office:value="1">
            <text:p>1</text:p>
          </table:table-cell>
          <table:table-cell table:style-name="ACE-0x17898d8" office:value-type="float" office:value="0.17">
            <text:p>0.17</text:p>
          </table:table-cell>
          <table:table-cell table:style-name="ACE-0x17898d8" office:value-type="string" office:string-value="475-2506-1-ND">
            <text:p>475-2506-1-ND</text:p>
          </table:table-cell>
          <table:table-cell table:style-name="Gnumeric-default" office:value-type="string" office:string-value="http://www.digikey.com/product-detail/en/LS%20L29K-G1J2-1-Z/475-2506-1-ND/1802633">
            <text:p>http://www.digikey.com/product-detail/en/LS%20L29K-G1J2-1-Z/475-2506-1-ND/1802633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 office:string-value="Panasonic Electronic Components">
            <text:p>Panasonic Electronic Components</text:p>
          </table:table-cell>
          <table:table-cell table:style-name="ACE-0x17897b8" office:value-type="string" office:string-value="ERJ-6GEYJ102V">
            <text:p>ERJ-6GEYJ102V</text:p>
          </table:table-cell>
          <table:table-cell table:style-name="Gnumeric-default" office:value-type="string" office:string-value="1k Ohm resistor">
            <text:p>1k Ohm resistor</text:p>
          </table:table-cell>
          <table:table-cell table:style-name="Gnumeric-default" office:value-type="float" office:value="1">
            <text:p>1</text:p>
          </table:table-cell>
          <table:table-cell table:style-name="ACE-0x17898d8" office:value-type="float" office:value="0.1">
            <text:p>0.10</text:p>
          </table:table-cell>
          <table:table-cell table:style-name="ACE-0x17898d8" office:value-type="string" office:string-value="P1.0KACT-ND">
            <text:p>P1.0KACT-ND</text:p>
          </table:table-cell>
          <table:table-cell table:style-name="Gnumeric-default" office:value-type="string" office:string-value="http://www.digikey.com/product-detail/en/ERJ-6GEYJ102V/P1.0KACT-ND/42833">
            <text:p>http://www.digikey.com/product-detail/en/ERJ-6GEYJ102V/P1.0KACT-ND/42833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 office:string-value="Panasonic Electronic Components">
            <text:p>Panasonic Electronic Components</text:p>
          </table:table-cell>
          <table:table-cell table:style-name="ACE-0x17897b8" office:value-type="string" office:string-value="ERJ-6GEYJ101V">
            <text:p>ERJ-6GEYJ101V</text:p>
          </table:table-cell>
          <table:table-cell table:style-name="Gnumeric-default" office:value-type="string" office:string-value="100 Ohm resistor">
            <text:p>100 Ohm resistor</text:p>
          </table:table-cell>
          <table:table-cell table:style-name="Gnumeric-default" office:value-type="float" office:value="2">
            <text:p>2</text:p>
          </table:table-cell>
          <table:table-cell table:style-name="ACE-0x17898d8" office:value-type="float" office:value="0.1">
            <text:p>0.10</text:p>
          </table:table-cell>
          <table:table-cell table:style-name="ACE-0x17898d8" office:value-type="string" office:string-value="P100ACT-ND">
            <text:p>P100ACT-ND</text:p>
          </table:table-cell>
          <table:table-cell table:style-name="Gnumeric-default" office:value-type="string" office:string-value="http://www.digikey.com/product-detail/en/ERJ-6GEYJ101V/P100ACT-ND/21875">
            <text:p>http://www.digikey.com/product-detail/en/ERJ-6GEYJ101V/P100ACT-ND/21875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 office:string-value="Samsung Electro-Mechanics America, Inc">
            <text:p>Samsung Electro-Mechanics America, Inc</text:p>
          </table:table-cell>
          <table:table-cell table:style-name="ACE-0x17897b8" office:value-type="string" office:string-value="CL21A106KAYNNNE">
            <text:p>CL21A106KAYNNNE</text:p>
          </table:table-cell>
          <table:table-cell table:style-name="Gnumeric-default" office:value-type="string" office:string-value="10uF ceramic capacitor">
            <text:p>10uF ceramic capacitor</text:p>
          </table:table-cell>
          <table:table-cell table:style-name="Gnumeric-default" office:value-type="float" office:value="2">
            <text:p>2</text:p>
          </table:table-cell>
          <table:table-cell table:style-name="ACE-0x17898d8" office:value-type="float" office:value="0.25">
            <text:p>0.25</text:p>
          </table:table-cell>
          <table:table-cell table:style-name="ACE-0x17898d8" office:value-type="string" office:string-value="1276-2891-1-ND">
            <text:p>1276-2891-1-ND</text:p>
          </table:table-cell>
          <table:table-cell table:style-name="Gnumeric-default" office:value-type="string" office:string-value="http://www.digikey.com/product-detail/en/CL21A106KAYNNNE/1276-2891-1-ND/3890977">
            <text:p>http://www.digikey.com/product-detail/en/CL21A106KAYNNNE/1276-2891-1-ND/3890977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 office:string-value="MyCableMart.com">
            <text:p>MyCableMart.com</text:p>
          </table:table-cell>
          <table:table-cell table:style-name="ACE-0x17897b8" office:value-type="string" office:string-value="FS-MONO-06IN-MM">
            <text:p>FS-MONO-06IN-MM</text:p>
          </table:table-cell>
          <table:table-cell table:style-name="Gnumeric-default" office:value-type="string" office:string-value="3.5mm mono male to male cable">
            <text:p>3.5mm mono male to male cable</text:p>
          </table:table-cell>
          <table:table-cell table:style-name="Gnumeric-default" office:value-type="float" office:value="1">
            <text:p>1</text:p>
          </table:table-cell>
          <table:table-cell table:style-name="ACE-0x17898d8" office:value-type="float" office:value="0.81">
            <text:p>0.81</text:p>
          </table:table-cell>
          <table:table-cell table:style-name="ACE-0x17898d8" office:value-type="string" office:string-value="FS-MONO-06IN-MM">
            <text:p>FS-MONO-06IN-MM</text:p>
          </table:table-cell>
          <table:table-cell table:style-name="Gnumeric-default" office:value-type="string" office:string-value="http://www.mycablemart.com/store/cart.php?m=product_detail&amp;p=4270">
            <text:p>http://www.mycablemart.com/store/cart.php?m=product_detail&amp;p=4270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/>
          <table:table-cell table:style-name="ACE-0x17897b8"/>
          <table:table-cell table:style-name="Gnumeric-default"/>
          <table:table-cell table:style-name="ACE-0x17899f8" office:value-type="string" office:string-value="Subtotal">
            <text:p>Subtotal</text:p>
          </table:table-cell>
          <table:table-cell table:style-name="ACE-0x1789c38" table:formula="of:=SUMPRODUCT([.$D$1:.$D$65536];[.$E$1:.$E$65536])" office:value-type="float" office:value="11.11">
            <text:p>11.11</text:p>
          </table:table-cell>
          <table:table-cell table:style-name="ACE-0x1789c38"/>
          <table:table-cell table:number-columns-repeated="250" table:style-name="Gnumeric-default"/>
        </table:table-row>
        <table:table-row table:style-name="AROW-1">
          <table:table-cell table:style-name="Gnumeric-default"/>
          <table:table-cell table:style-name="ACE-0x17897b8"/>
          <table:table-cell table:style-name="Gnumeric-default"/>
          <table:table-cell table:style-name="ACE-0x17899f8" office:value-type="string" office:string-value="Printing">
            <text:p>Printing</text:p>
          </table:table-cell>
          <table:table-cell table:style-name="ACE-0x1789c38" table:formula="of:=8.6/3" office:value-type="float" office:value="2.86666666666667">
            <text:p>2.87</text:p>
          </table:table-cell>
          <table:table-cell table:style-name="ACE-0x1789c38"/>
          <table:table-cell table:number-columns-repeated="250" table:style-name="Gnumeric-default"/>
        </table:table-row>
        <table:table-row table:style-name="AROW-1">
          <table:table-cell table:style-name="Gnumeric-default"/>
          <table:table-cell table:style-name="ACE-0x17897b8"/>
          <table:table-cell table:style-name="Gnumeric-default"/>
          <table:table-cell table:style-name="ACE-0x17899f8" office:value-type="string" office:string-value="Total">
            <text:p>Total</text:p>
          </table:table-cell>
          <table:table-cell table:style-name="ACE-0x1789c38" table:formula="of:=SUM([.E12:.E13])" office:value-type="float" office:value="13.9566666666667">
            <text:p>13.96</text:p>
          </table:table-cell>
          <table:table-cell table:style-name="ACE-0x1789c38"/>
          <table:table-cell table:number-columns-repeated="250" table:style-name="Gnumeric-default"/>
        </table:table-row>
        <table:table-row table:style-name="AROW-0">
          <table:table-cell table:style-name="Gnumeric-default"/>
          <table:table-cell table:style-name="ACE-0x17897b8"/>
          <table:table-cell table:number-columns-repeated="2" table:style-name="Gnumeric-default"/>
          <table:table-cell table:number-columns-repeated="2" table:style-name="ACE-0x17898d8"/>
          <table:table-cell table:number-columns-repeated="58" table:style-name="Gnumeric-default"/>
          <table:table-cell table:number-columns-repeated="8" table:style-name="Gnumeric-default"/>
          <table:table-cell table:number-columns-repeated="184" table:style-name="Gnumeric-default"/>
        </table:table-row>
        <table:table-row table:style-name="AROW-0">
          <table:table-cell table:style-name="Gnumeric-default"/>
          <table:table-cell table:style-name="ACE-0x17897b8"/>
          <table:table-cell table:number-columns-repeated="2" table:style-name="Gnumeric-default"/>
          <table:table-cell table:number-columns-repeated="2" table:style-name="ACE-0x17898d8"/>
          <table:table-cell table:number-columns-repeated="58" table:style-name="Gnumeric-default"/>
          <table:table-cell table:number-columns-repeated="8" table:style-name="Gnumeric-default"/>
          <table:table-cell table:number-columns-repeated="184" table:style-name="Gnumeric-default"/>
        </table:table-row>
        <table:table-row table:style-name="AROW-0">
          <table:table-cell table:style-name="Gnumeric-default"/>
          <table:table-cell table:style-name="ACE-0x17897b8"/>
          <table:table-cell table:number-columns-repeated="2" table:style-name="Gnumeric-default"/>
          <table:table-cell table:number-columns-repeated="2" table:style-name="ACE-0x17898d8"/>
          <table:table-cell table:number-columns-repeated="58" table:style-name="Gnumeric-default"/>
          <table:table-cell table:number-columns-repeated="8" table:style-name="Gnumeric-default"/>
          <table:table-cell table:number-columns-repeated="184" table:style-name="Gnumeric-default"/>
        </table:table-row>
        <table:table-row table:style-name="AROW-0" table:number-rows-repeated="239">
          <table:table-cell table:style-name="Gnumeric-default"/>
          <table:table-cell table:style-name="ACE-0x17897b8"/>
          <table:table-cell table:number-columns-repeated="2" table:style-name="Gnumeric-default"/>
          <table:table-cell table:number-columns-repeated="2" table:style-name="ACE-0x17898d8"/>
          <table:table-cell table:number-columns-repeated="58" table:style-name="Gnumeric-default"/>
          <table:table-cell table:number-columns-repeated="8" table:style-name="Gnumeric-default"/>
          <table:table-cell table:number-columns-repeated="184" table:style-name="Gnumeric-default"/>
        </table:table-row>
        <table:table-row table:style-name="AROW-0">
          <table:table-cell table:style-name="Gnumeric-default"/>
          <table:table-cell table:style-name="ACE-0x17897b8"/>
          <table:table-cell table:number-columns-repeated="2" table:style-name="Gnumeric-default"/>
          <table:table-cell table:number-columns-repeated="2" table:style-name="ACE-0x17898d8"/>
          <table:table-cell table:number-columns-repeated="58" table:style-name="Gnumeric-default"/>
          <table:table-cell table:number-columns-repeated="192" table:style-name="Gnumeric-default"/>
        </table:table-row>
        <table:table-row table:style-name="AROW-0" table:number-rows-repeated="65276">
          <table:table-cell table:style-name="Gnumeric-default"/>
          <table:table-cell table:style-name="ACE-0x17897b8"/>
          <table:table-cell table:number-columns-repeated="2" table:style-name="Gnumeric-default"/>
          <table:table-cell table:number-columns-repeated="2" table:style-name="ACE-0x17898d8"/>
          <table:table-cell table:number-columns-repeated="58" table:style-name="Gnumeric-default"/>
          <table:table-cell table:number-columns-repeated="192" table:style-name="Gnumeric-default"/>
        </table:table-row>
        <table:table-row table:style-name="AROW-0">
          <table:table-cell table:style-name="Gnumeric-default"/>
          <table:table-cell table:style-name="Gnumeric-default"/>
          <table:table-cell table:number-columns-repeated="2" table:style-name="Gnumeric-default"/>
          <table:table-cell table:number-columns-repeated="2" table:style-name="Gnumeric-default"/>
          <table:table-cell table:number-columns-repeated="58" table:style-name="Gnumeric-default"/>
          <table:table-cell table:number-columns-repeated="192" table:style-name="Gnumeric-default"/>
        </table:table-row>
        <table:table-row table:style-name="AROW-0" table:number-rows-repeated="2">
          <table:table-cell table:style-name="Gnumeric-default"/>
          <table:table-cell table:style-name="Gnumeric-default"/>
          <table:table-cell table:number-columns-repeated="2" table:style-name="Gnumeric-default"/>
          <table:table-cell table:number-columns-repeated="2" table:style-name="Gnumeric-default"/>
          <table:table-cell table:number-columns-repeated="58" table:style-name="Gnumeric-default"/>
          <table:table-cell table:number-columns-repeated="192" table:style-name="Gnumeric-default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</table:table>
      <table:table table:name="Sheet2" table:style-name="ta-0x1610400" table:print="true">
        <office:forms form:automatic-focus="false" form:apply-design-mode="false">
          <form:form/>
        </office:forms>
        <table:table-column table:default-cell-style-name="ACE-0x1789d58" table:style-name="ACOL-0"/>
        <table:table-column table:default-cell-style-name="ACE-0x1789d58" table:style-name="ACOL-0" table:number-columns-repeated="255"/>
        <table:table-row table:style-name="AROW-0">
          <table:table-cell table:number-columns-repeated="256" table:style-name="ACE-0x1789d58"/>
        </table:table-row>
        <table:table-row table:style-name="AROW-0">
          <table:table-cell table:number-columns-repeated="256" table:style-name="ACE-0x1789d58"/>
        </table:table-row>
        <table:table-row table:style-name="AROW-0" table:number-rows-repeated="65534">
          <table:table-cell table:number-columns-repeated="256" table:style-name="ACE-0x1789d58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</table:table>
      <table:table table:name="Sheet3" table:style-name="ta-0x16105f0" table:print="true">
        <office:forms form:automatic-focus="false" form:apply-design-mode="false">
          <form:form/>
        </office:forms>
        <table:table-column table:default-cell-style-name="ACE-0x1789e78" table:style-name="ACOL-0"/>
        <table:table-column table:default-cell-style-name="ACE-0x1789e78" table:style-name="ACOL-0" table:number-columns-repeated="255"/>
        <table:table-row table:style-name="AROW-0">
          <table:table-cell table:number-columns-repeated="256" table:style-name="ACE-0x1789e78"/>
        </table:table-row>
        <table:table-row table:style-name="AROW-0">
          <table:table-cell table:number-columns-repeated="256" table:style-name="ACE-0x1789e78"/>
        </table:table-row>
        <table:table-row table:style-name="AROW-0" table:number-rows-repeated="65534">
          <table:table-cell table:number-columns-repeated="256" table:style-name="ACE-0x1789e78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number:number-style style:name="ND.0">
      <number:number number:decimal-places="2" number:display-factor="1" number:grouping="false" number:min-integer-digits="1"/>
    </number:number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177915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  <style:page-layout style:name="pl-0x191ca7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  <style:page-layout style:name="pl-0x1c394b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</office:automatic-styles>
  <office:master-styles>
    <style:master-page style:name="ta-mp-0x1610210" style:display-name="Sheet1" style:page-layout-name="pl-0x17791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1610400" style:display-name="Sheet2" style:page-layout-name="pl-0x191ca7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16105f0" style:display-name="Sheet3" style:page-layout-name="pl-0x1c394b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4-02-12T23:06:41Z</dc:date>
    <meta:creation-date>2013-09-28T23:22:30Z</meta:creation-date>
    <meta:generator>gnumeric/1.10.17</meta:generator>
  </office:meta>
</office:document-meta>
</file>